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column table:style-name="Table88.G"/>
        <table:table-column table:style-name="Table88.H"/>
        <table:table-column table:style-name="Table88.I"/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25" loext:marker-style-name="T17"><text:span text:style-name="T17">J</text:span><text:span text:style-name="T17"/></text:p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2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